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51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2"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4" style:family="paragraph" style:parent-style-name="Standard">
      <style:paragraph-properties fo:margin-left="1.251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5" style:family="paragraph" style:parent-style-name="Standard">
      <style:paragraph-properties fo:margin-left="0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6"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7" style:family="paragraph" style:parent-style-name="Standard">
      <style:paragraph-properties fo:margin-left="0cm" fo:margin-right="0cm" fo:margin-top="0cm" fo:margin-bottom="0.199cm" fo:text-align="center"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8"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bold" fo:background-color="transparent" style:font-weight-asian="bold" style:font-weight-complex="bold"/>
    </style:style>
    <style:style style:name="P9" style:family="paragraph" style:parent-style-name="Standard">
      <style:paragraph-properties fo:margin-top="0cm" fo:margin-bottom="0.199cm" fo:text-align="justify" style:justify-single-word="false"/>
      <style:text-properties fo:color="#000000" fo:language="en" fo:country="CA" style:text-underline-style="none" fo:background-color="transparent"/>
    </style:style>
    <style:style style:name="P10" style:family="paragraph" style:parent-style-name="Standard">
      <style:paragraph-properties fo:margin-top="0cm" fo:margin-bottom="0.199cm" fo:text-align="justify" style:justify-single-word="false">
        <style:tab-stops>
          <style:tab-stop style:position="2.937cm"/>
        </style:tab-stops>
      </style:paragraph-properties>
      <style:text-properties fo:color="#000000" fo:language="en" fo:country="CA" style:text-underline-style="none" fo:background-color="transparent"/>
    </style:style>
    <style:style style:name="P11" style:family="paragraph" style:parent-style-name="Standard">
      <style:paragraph-properties fo:margin-top="0cm" fo:margin-bottom="0.199cm" fo:text-align="center" style:justify-single-word="false"/>
      <style:text-properties fo:color="#000000" fo:language="en" fo:country="CA" style:text-underline-style="none" fo:background-color="transparent"/>
    </style:style>
    <style:style style:name="P12" style:family="paragraph" style:parent-style-name="Standard">
      <style:paragraph-properties fo:margin-top="0cm" fo:margin-bottom="0.199cm" fo:text-align="justify" style:justify-single-word="false"/>
      <style:text-properties fo:color="#000000" fo:language="en" fo:country="CA" fo:background-color="transparent"/>
    </style:style>
    <style:style style:name="P13" style:family="paragraph" style:parent-style-name="Standard">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paragraph-properties fo:margin-top="0cm" fo:margin-bottom="0.199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5" style:family="paragraph" style:parent-style-name="Standard">
      <style:paragraph-properties fo:margin-top="0cm" fo:margin-bottom="0.199cm" fo:text-align="justify" style:justify-single-word="false" fo:background-color="transparent">
        <style:background-image/>
      </style:paragraph-properties>
      <style:text-properties fo:color="#000000" fo:language="en" fo:country="CA" style:text-underline-style="none" fo:background-color="transparent"/>
    </style:style>
    <style:style style:name="P16" style:family="paragraph" style:parent-style-name="Text_20_body">
      <style:paragraph-properties fo:margin-top="0cm" fo:margin-bottom="0.199cm"/>
      <style:text-properties fo:color="#000000" fo:background-color="transparent"/>
    </style:style>
    <style:style style:name="P17" style:family="paragraph" style:parent-style-name="Text_20_body">
      <style:paragraph-properties fo:margin-top="0cm" fo:margin-bottom="0.199cm" fo:text-align="justify" style:justify-single-word="false"/>
      <style:text-properties fo:color="#000000" fo:background-color="transparent"/>
    </style:style>
    <style:style style:name="P18" style:family="paragraph" style:parent-style-name="Standard">
      <style:paragraph-properties fo:margin-left="1.27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top="0cm" fo:margin-bottom="0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0" style:family="paragraph" style:parent-style-name="Standard">
      <style:paragraph-properties fo:margin-top="0cm" fo:margin-bottom="0cm"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21" style:family="paragraph" style:parent-style-name="Standard">
      <style:paragraph-properties fo:margin-top="0cm" fo:margin-bottom="0cm" fo:text-align="justify" style:justify-single-word="false"/>
      <style:text-properties fo:color="#000000" fo:language="en" fo:country="CA" style:text-underline-style="none" fo:background-color="transparent"/>
    </style:style>
    <style:style style:name="P22" style:family="paragraph" style:parent-style-name="Standard">
      <style:paragraph-properties fo:margin-top="0cm" fo:margin-bottom="0cm" fo:text-align="justify" style:justify-single-word="false"/>
      <style:text-properties fo:color="#000000" fo:language="en" fo:country="CA" fo:background-color="transparent"/>
    </style:style>
    <style:style style:name="P23" style:family="paragraph" style:parent-style-name="Standard" style:list-style-name="L1">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4" style:family="paragraph" style:parent-style-name="Standard" style:list-style-name="L3">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2">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28" style:family="paragraph" style:parent-style-name="Heading_20_2">
      <style:paragraph-properties fo:margin-top="0cm" fo:margin-bottom="0.199cm"/>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29" style:family="paragraph" style:parent-style-name="Heading_20_2">
      <style:paragraph-properties fo:margin-top="0cm" fo:margin-bottom="0.199cm"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0" style:family="paragraph" style:parent-style-name="Heading_20_2">
      <style:paragraph-properties fo:margin-top="0cm" fo:margin-bottom="0.199cm"/>
      <style:text-properties fo:color="#000000" style:text-underline-style="solid" style:text-underline-width="auto" style:text-underline-color="font-color" fo:background-color="transparent"/>
    </style:style>
    <style:style style:name="P31" style:family="paragraph" style:parent-style-name="Heading_20_3">
      <style:paragraph-properties fo:margin-top="0cm" fo:margin-bottom="0.199cm"/>
      <style:text-properties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2" style:family="paragraph" style:parent-style-name="Heading_20_3">
      <style:paragraph-properties fo:margin-top="0cm" fo:margin-bottom="0.199cm"/>
      <style:text-properties fo:font-size="12pt" fo:font-style="italic" style:text-underline-style="solid" style:text-underline-width="auto" style:text-underline-color="font-color" style:font-size-asian="12pt" style:font-style-asian="italic" style:font-size-complex="12pt" style:font-style-complex="italic"/>
    </style:style>
    <style:style style:name="P33" style:family="paragraph" style:parent-style-name="Heading_20_1">
      <style:paragraph-properties fo:margin-top="0cm" fo:margin-bottom="0.199cm"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4" style:family="paragraph" style:parent-style-name="Heading_20_1">
      <style:paragraph-properties fo:margin-top="0cm" fo:margin-bottom="0.199cm"/>
      <style:text-properties fo:color="#000000" fo:background-color="transparen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style:text-underline-style="none" fo:font-weight="normal" style:font-weight-asian="normal" style:font-weight-complex="normal"/>
    </style:style>
    <style:style style:name="T14" style:family="text">
      <style:text-properties style:font-name="Times New Roman" style:text-underline-style="none" fo:font-weight="normal" fo:background-color="#c0c0c0"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fo:font-size="10pt" style:font-size-asian="10pt" style:font-size-complex="10pt"/>
    </style:style>
    <style:style style:name="T17" style:family="text">
      <style:text-properties fo:background-color="#c0c0c0"/>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13/03/08</text:h>
      <text:h text:style-name="P34" text:outline-level="1"/>
      <text:h text:style-name="P34" text:outline-level="1">CC1100 driver notes</text:h>
      <text:p text:style-name="P16"/>
      <text:p text:style-name="P17">This document applies to the new version of the driver which is becoming official on 13/03/07 (with PG130307). The old version, still available as an option, is described in a separate document.</text:p>
      <text:h text:style-name="P28" text:outline-level="2"/>
      <text:h text:style-name="P30" text:outline-level="2"><text:span text:style-name="T9">Controlling the driver (summary of </text:span><text:span text:style-name="T10">physopt</text:span><text:span text:style-name="T9"> calls)</text:span></text:h>
      <text:p text:style-name="P9">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9"><text:tab/><text:span text:style-name="T4">val = tcv_control (PHYSOPT_..., arg);</text:span></text:p>
      <text:p text:style-name="P9">When we say that a physopt accepts an argument, when the second argument of tcv_control is interpreted by the operation. If so, that argument is of type address and, depending on the physopt, may point to a simple value or an array of values.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1" text:outline-level="3">Unconditional (i.e., non-optional) calls</text:h>
      <text:p text:style-name="P13">These operations are available <text:span text:style-name="T1">always</text:span>, i.e., regardless of the compilation options of the driver.</text:p>
      <text:p text:style-name="P13">PHYSOPT_STATUS</text:p>
      <text:p text:style-name="P18">Returns the driver status. It can only be 2 (if the receiver is off, including the WOR mode) and 3 (if the receiver is on). Bit number 1 (second from the right) is a legacy status of the transmitter (which these days is formally always on).</text:p>
      <text:p text:style-name="P13">PHYSOPT_RXON</text:p>
      <text:p text:style-name="P2">Switches the receiver on.</text:p>
      <text:p text:style-name="P13">PHYSOPT_RXOFF</text:p>
      <text:p text:style-name="P2">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much) less serious than it was in the old driver (probably to the point of complete irrelevance), because (in contrast to the old driver) the new driver doesn't completely reset the chip on power up.</text:p>
      <text:p text:style-name="P1">When the chip is powered down to the WOR (wake on radio) mode (as described farther in this <text:soft-page-break/>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text:p>
      <text:p text:style-name="P2">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3">PHYSOPT_SETSID</text:p>
      <text:p text:style-name="P1"><text:span text:style-name="T11">Sets the “station” ID (which is really the network ID). Note that values 0x0000 and 0xFFFF are special. With the network ID set to any of th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3">PHYSOPT_GETSID</text:p>
      <text:p text:style-name="P2">Returns the current setting of the network ID.</text:p>
      <text:p text:style-name="P13">PHYSOPT_GETMAXPL</text:p>
      <text:p text:style-name="P2">Returns the maximum packet length, i.e., the maximum value that can be specified as an argument of tcv_wnps. This is the value that was specified as the second argument of phys_cc1100 when the driver was initialized.</text:p>
      <text:p text:style-name="P13">PHYSOPT_RESET</text:p>
      <text:p text:style-name="P2">Resets the chip, reloads the registers, reverts the receiver status and all options to defaults, i.e., as they appeared after initializing the driver (with phys_cc1100). Note that the default state of the receiver is off, no WOR.</text:p>
      <text:p text:style-name="P2">In the present version of the driver, the chip is never reset internally following the initialization, except in response to PHYSOPT_RESET.</text:p>
      <text:h text:style-name="P31" text:outline-level="3">Optional calls</text:h>
      <text:p text:style-name="P5">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3">PHYSOPT_CAV</text:p>
      <text:p text:style-name="P2">Forces an explicit backoff (blocks the transmitter) for the specified number of (PicOS) milliseconds. This call requires RADIO_CAV_SETTABLE to be defined as 1.</text:p>
      <text:p text:style-name="P13">PHYSOPT_SETPOWER</text:p>
      <text:p text:style-name="P2">The argument is between 0 and 7 (any larger value translates into 7). Chooses one of the 8 discrete power levels for the transmitter (according to PATABLE). This call, as well as GETPOWER, requires RADIO_POWER_SETTABLE to be defined as 1. The default setting of transmitter power is 7 (note that it was 2 in the old driver).</text:p>
      <text:p text:style-name="P13">PHYSOPT_GETPOWER</text:p>
      <text:p text:style-name="P2">Returns the current transmitter power setting (a number between 0 and 7). </text:p>
      <text:p text:style-name="P13">PHYSOPT_SETCHANNEL</text:p>
      <text:p text:style-name="P2"><text:soft-page-break/>Sets the RF channel to the value of the lower byte of the specified word (it is a number between 0 and 255). This call, as well as GETCHANNEL, requires RADIO_CHANNEL_SETTABLE to be defined as 1. The default channel number is 0.</text:p>
      <text:p text:style-name="P13">PHYSOPT_GETCHANNEL</text:p>
      <text:p text:style-name="P2">Returns the current setting of the RF channel.</text:p>
      <text:p text:style-name="P13">PHYSOPT_SETRATE</text:p>
      <text:p text:style-name="P2">Sets the bit rate to one of 4 options: 0 – 5000 bps, 1 – 10000 bps (the default), 2 – 38,400 bps, 3 – 200,000 bps. This call, as well as GETRATE, requires RADIO_BITRATE_SETTABLE to be defined as 1. Note that the argument of SETRATE must be a number between 0 and 3, inclusively.</text:p>
      <text:p text:style-name="P13">PHYSOPT_GETRATE</text:p>
      <text:p text:style-name="P2">Returns the current bit rate option (a number between 0 and 3).</text:p>
      <text:p text:style-name="P13">PHYSOPT_RESET (option)</text:p>
      <text:p text:style-name="P2">When bit 6 (0x40) of RADIO_OPTIONS is set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2">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6">PHYSOPT_RXOFF (option)</text:p>
      <text:p text:style-name="P2">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3">PHYSOPT_ERROR</text:p>
      <text:p text:style-name="P2">This operation is only available if RADIO_OPTIONS includes bit number 2 (0x04). It manages the performance statistics collected by the driver when that option is on (see below).</text:p>
      <text:p text:style-name="P13">PHYSOPT_SETPARAMS</text:p>
      <text:p text:style-name="P2">This call is only available if RADIO_WOR_MODE is set to 1 and RADIO_OPTIONS includes bit number 5 (0x20). It allows the praxis to change some parameters of the WOR mode.</text:p>
      <text:h text:style-name="P29" text:outline-level="2">Compilation options (static configuration)</text:h>
      <text:p text:style-name="P13">The header file PicOS/cc1100.h assigns default values to some constants that can be used to configure the operation of the driver. All the constants named RADIO_... appearing close to the top of the file (as well as some other constants) can be defined in options.sys (board_options.sys) thus overriding the default definitions. Here is a brief description of their meaning.</text:p>
      <text:h text:style-name="P31" text:outline-level="3"><text:soft-page-break/>Debug and maintenance options</text:h>
      <text:p text:style-name="P9"><text:span text:style-name="T12">RADIO_OPTIONS</text:span><text:span text:style-name="T11"> (with the default value of 0) is a configuration of bit flags, which are mostly used to select various levels of diagnostics (for debugging or performance evaluation). Generally, it is assumed that these options are not interesting from the viewpoint of a production praxis. Eight least significant bits of the constant's value are meaningful and interpreted as follows:</text:span></text:p>
      <text:p text:style-name="P9"><text:span text:style-name="T6">Bit 0 (0x01)</text:span> switches on diag messages indicating abnormal conditions. Those messages that indicate serious problems (that normally should not occur for as long as the chip is healthy) end with two exclamation marks.</text:p>
      <text:p text:style-name="P9"><text:span text:style-name="T6">Bit 1 (0x02)</text:span> switches on diag messages on various important (albeit normal) events, e.g., power down, reset, packet reception. </text:p>
      <text:p text:style-name="P9"><text:span text:style-name="T6">Bit 2 (0x04)</text:span><text:span text:style-name="T11"> enables PHYSOPT_ERROR, a special physopt request (see above), whereby the praxis can retrieve from the driver six counters pertaining to its performance. This is the format of the control request:</text:span></text:p>
      <text:p text:style-name="P19"><text:tab/>word counters [6];</text:p>
      <text:p text:style-name="P19"><text:tab/>...</text:p>
      <text:p text:style-name="P14"><text:tab/>tcv_control (sfd, PHYSOPT_ERROR, counters);</text:p>
      <text:p text:style-name="P13">The specified array is filled with the following word-sized values (in this order):</text:p>
      <text:list xml:id="list3483854709796145804" text:style-name="L1">
        <text:list-item>
          <text:p text:style-name="P23">The total number of attempted packet receptions triggered by the recognition of a sync word signalling the beginning of a packet.</text:p>
        </text:list-item>
        <text:list-item>
          <text:p text:style-name="P23">The total number of successfully received packets. This number is never bigger than the previous number.</text:p>
        </text:list-item>
        <text:list-item>
          <text:p text:style-name="P23">The total number of packets submitted to the transmitter, i.e., ones that have been extracted from the driver's PHY queue to be transmitted.</text:p>
        </text:list-item>
        <text:list-item>
          <text:p text:style-name="P23">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3">The congestion indicator describing the average backoff delay suffered by a transmitted packet (see below).</text:p>
        </text:list-item>
        <text:list-item>
          <text:p text:style-name="P23">The maximum backoff so far, i.e., the maximum delay suffered by a packet (including packets dropped due to congestion, when RADIO_LBT_MODE is 3).</text:p>
        </text:list-item>
      </text:list>
      <text:p text:style-name="P13">Cumulative counters wrap around at 64K (65536). Counters 0 and 1, as well as 2 and 3, are coupled in the sense that when the first one wraps around the maximum (and is zeroed), the second one is zeroed as well.</text:p>
      <text:p text:style-name="P9">The congestion indicator is calculated as an exponential moving average of the backoff delay over all transmitted (or dropped) packets. The formula is</text:p>
      <text:p text:style-name="P11"><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9">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5"><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9">All counters can be zeroed by providing a NULL second argument to <text:span text:style-name="T11">tcv_control</text:span>, i.e.,</text:p>
      <text:p text:style-name="P9"><text:span text:style-name="T3"><text:tab/></text:span><text:span text:style-name="T4">tcv_control (sfd, PHYSOPT_ERROR, NULL);</text:span></text:p>
      <text:p text:style-name="P9"><text:soft-page-break/><text:span text:style-name="T6">Bit 3 (0x08)</text:span> activates code to safely check for the presence of CC1100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15"><text:span text:style-name="T6">Bit 4 (0x10)</text:span> is intended to save some code by removing consistency checks in various places where the driver interfaces to the praxis. I will probably remove this option (it doesn't seem to be making a lot of sense) when I find another use for this bit.</text:p>
      <text:p text:style-name="P9"><text:span text:style-name="T6">Bit 5 (0x20)</text:span> selects the test mode of WOR. Its sole purpose at present is to enable the SETPARAMS physopt – to make it possible to change some parameters of WOR from the praxis. The details are described in <text:span text:style-name="T1">“Wake on radio”</text:span>.</text:p>
      <text:p text:style-name="P9"><text:span text:style-name="T6">Bit 6 (0x40)</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value) and terminates with byte 255 (0xff). For example this sequence:</text:span></text:p>
      <text:p text:style-name="P19"><text:tab/>byte subst [] = { 0x3E, 0xC4, 1C, 0x48, 255 };</text:p>
      <text:p text:style-name="P19"><text:tab/>...</text:p>
      <text:p text:style-name="P14"><text:tab/>tcv_control (sfd, PHYSOPT_RESET, (address)subst);</text:p>
      <text:p text:style-name="P13">sets the first entry in PATABLE (register 0x3E) to 0xC4 and register AGCCTRL1 (specifying LBT thresholds – see below) to 0x48.</text:p>
      <text:p text:style-name="P13">Note that a RESET request with NULL argument will reset the chip and remove any register modifications previously incurred by the praxis.</text:p>
      <text:p text:style-name="P9"><text:span text:style-name="T6">Bit 7 (0x80)</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5">entropy</text:span><text:span text:style-name="T11"> value. Note that regardless of this bit, </text:span><text:span text:style-name="T15">entropy</text:span><text:span text:style-name="T11"> will be updated from RSSI on every packet reception (assuming that ENTROPY_COLLECTION is nonzero).</text:span></text:p>
      <text:p text:style-name="P13">Note: this is not really a debug/maintenance option and should be turned into something like RADIO_ENTROPY_INITIALIZER.</text:p>
      <text:h text:style-name="P31" text:outline-level="3">General options</text:h>
      <text:p text:style-name="P9"><text:span text:style-name="T12">RADIO_CRC_MODE</text:span> (default setting 0) selects the way of calculating the CRC for a packet, which can be one of:</text:p>
      <text:p text:style-name="P21"><text:tab/>0<text:tab/>built-in hardware calculation; this is the recommended default setting</text:p>
      <text:p text:style-name="P21"><text:tab/>1<text:tab/>built-in CC2400-compatible CRC</text:p>
      <text:p text:style-name="P21"><text:tab/>2<text:tab/>like 0 + AUTOFLUSH (do not use – see below)</text:p>
      <text:p text:style-name="P21"><text:tab/>3<text:tab/>like 1 + AUTOFLUSH (do not use)</text:p>
      <text:p text:style-name="P9"><text:tab/>4<text:tab/>software CRC (our own software implementation of ISO 3309 CRC)</text:p>
      <text:p text:style-name="P9">At first sight, the AUTOFLUSH option appears attractive as (theoretically) it does not wake up the driver until a packet has been received correctly (its hardware CRC is OK). This means that it delegates <text:soft-page-break/>most of the reception processing to hardware, thus minimizing the overhead in the driver. However, as it turns out, the aggregate reception event is presented in an inconsistent way, which makes it difficult to organize the driver's activities around it (and, for example, avoid losing hangups).</text:p>
      <text:p text:style-name="P9">Despite its present buggy status, the option has not been removed from the driver, as the newer versions of the chip may fix the problem (providing for a more foolproof way of triggering reception events).</text:p>
      <text:p text:style-name="P9">Note: one possible reason why hardware CRC might result in worse reception is the electromagnetic interference caused by the calculation being carried out in parallel with the reception.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he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9"><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9"><text:span text:style-name="T17">RADIO_POWER_SETTABLE</text:span> (default setting 0) indicates whether the <text:span text:style-name="T1">physopt</text:span> <text:s/>requests SETPOWER and GETPOWER should be available. Note that they are disabled by default. In such a case, the initial and immutable power setting is determined by RADIO_DEFAULT_POWER. </text:p>
      <text:p text:style-name="P10"><text:span text:style-name="T12">RADIO_DEFAULT_CHANNEL</text:span> (default setting 0) selects the default channel. Legitimate values are between 0 and 255.</text:p>
      <text:p text:style-name="P10"><text:span text:style-name="T17">RADIO_CHANNEL_SETTABLE</text:span> (default setting 0) indicates whether the <text:span text:style-name="T1">physopt</text:span> requests SETCHANNEL and GETCHANNEL should be available. Note that they are disabled by default. In such a case, the immutable channel number is determined by RADIO_DEFAULT_CHANNEL. </text:p>
      <text:p text:style-name="P10"><text:span text:style-name="T12">RADIO_DEFAULT_BITRATE</text:span> (default setting 10000) selects the default bit rate roughly in bits per seconds. Only these four values are legitimate: 5000, 10000, 38400, and 200000.</text:p>
      <text:p text:style-name="P10">RADIO_DEFAULT_BITRATE can be set to a rate (e.g., 38400) as well as to the ordinal (index) of that rate (e.g., 2). For example, the settings 38400 and 2 are equivalent.</text:p>
      <text:p text:style-name="P10"><text:span text:style-name="T17">RADIO_BITRATE_SETTABLE</text:span> (default setting 0) indicates whether the <text:span text:style-name="T1">physopt</text:span> requests SETRATE and GETRATE should be available. Note that they are disabled by default. In such a case, the immutable bit rate is determined by RADIO_DEFAULT_BITRATE. </text:p>
      <text:p text:style-name="P10"><text:span text:style-name="T17">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10"><text:span text:style-name="T17">RADIO_WOR_MODE</text:span> (default setting 0) indicates whether the wake on radio (WOR) mode option should be compiled in. The WOR mode is described in detail in section <text:span text:style-name="T1">“Wake on radio”</text:span>.</text:p>
      <text:p text:style-name="P10"><text:span text:style-name="T17">RADIO_SYSTEM_IDENT</text:span> (default setting 0xAB35) is the layout of the sync word to precede the first byte of a transmitted packet. Nodes using different sync words won't be able to communicate, even if they use the same frequency band and the same channel. This is a hard (not modifiable by the praxis) counterpart of the station (network) ID providing one more attribute for separating networks in the same neighbourhood.</text:p>
      <text:p text:style-name="P10">Note: for compatibility with the old driver, I have temporarily reverted the official default settings of <text:soft-page-break/>RADIO_POWER_SETTABLE, RADIO_CAV_SETTABLE, RADIO_BITRATE_SETTABLE, and RADIO_CHANNEL_SETTABLE to 1.</text:p>
      <text:h text:style-name="P32" text:outline-level="3">Collision avoidance (LBT) options</text:h>
      <text:p text:style-name="P9"><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goes as follows.</text:p>
      <text:p text:style-name="P9">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9">While waiting for the backoff timer to reach zero, the driver also waits for a generic <text:span text:style-name="T1">attention</text:span> event. Such an event is triggered whenever something changes in the driver's environment that may require it to perform an action. A packet reception (nonempty RX FIFO) is one example of such an event. Generally, the attention event is the most important event awaited by the driver. Whenever the driver is waiting for something (anything at all), it is also waiting for an attention event.</text:p>
      <text:p text:style-name="P9">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9">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12"><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12">One constant describing how congestion should be handled is:</text:p>
      <text:p text:style-name="P12"><text:span text:style-name="T14">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he chip never checks whether they do not interfere with other RF activities in the neighbourhood, including a situation when the chip happens to be receiving a packet at the very moment. Formally, this mode of operation is selected by setting </text:span><text:span text:style-name="T13">CCA_MODE</text:span><text:span text:style-name="T8"> (bits 4-5 of the chip's </text:span><text:span text:style-name="T13">MCSM1</text:span><text:span text:style-name="T8"> register) to 0, which disables the LBT (listen before transmit) feature altogether.</text:span></text:p>
      <text:p text:style-name="P12"><text:span text:style-name="T8">By setting </text:span><text:span text:style-name="T13">RADIO_LBT_MODE</text:span><text:span text:style-name="T8"> to 1 you choose a slightly less aggressive behaviour (corresponding to </text:span><text:span text:style-name="T13">CCA_MODE = 2</text:span><text:span text:style-name="T8">). While the chip will still not care about the general interference level in the neighbourhood, it will refuse to be put into the transmit state, if a packet is currently being received by the chip. Formally, that means that the </text:span><text:span text:style-name="T2">sync word</text:span><text:span text:style-name="T8"> of an incoming packet has been recognized by the </text:span><text:soft-page-break/><text:span text:style-name="T8">receiver and the RX FIFO is being filled.</text:span></text:p>
      <text:p text:style-name="P12"><text:span text:style-name="T8">If </text:span><text:span text:style-name="T13">RADIO_LBT_MODE</text:span><text:span text:style-name="T8"> is 2 (corresponding to </text:span><text:span text:style-name="T13">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22"><text:tab/><text:span text:style-name="T12">RADIO_CC_THRESHOLD</text:span><text:tab/><text:tab/>(default = 6, legitimate values 0 – 15)</text:p>
      <text:p text:style-name="P12"><text:tab/><text:span text:style-name="T12">RADIO_CC_THRESHOLD_REL</text:span><text:tab/>(default = 0, legitimate values 0 – 3) </text:p>
      <text:p text:style-name="P12">The value zero of a threshold constant disables the respective condition. <text:span text:style-name="T11">RADIO_CC_THRESHOLD</text:span> applies to the absolute RSSI level. Increasing (nonzero) values correspond to higher absolute levels, so 1 is the finest setting (the most sensitive threshold being a threshold at all). The second threshold constant (<text:span text:style-name="T11">RADIO_CC_THRESHOLD_REL</text:span>) refers to a relative threshold, which basically means an increase in what the chip considers to be the (possibly intermittent) current level of background noise. Again, 0 switches off this condition (the present default setting), while 1, 2, and 3 correspond to increasing thresholds. The rather convoluted way those values translate into dBm is explained in the chip's documentation. Note that the values of the above two constants are only relevant if <text:span text:style-name="T11">RADIO_LBT_MODE</text:span> is set to 2 (they are completely ignored otherwise).</text:p>
      <text:p text:style-name="P12">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12">If the channel assessment fails, i.e., the chip refuses to enter the transmit state, the driver generates a random number using this formula:</text:p>
      <text:p text:style-name="P9"><text:tab/><text:span text:style-name="T4">bckf_timer = RADIO_LBT_MIN_BACKOFF + rnd () &amp; mask;</text:span></text:p>
      <text:p text:style-name="P9">where <text:span text:style-name="T11">mask</text:span> is always a power of two minus 1, i.e., its binary representation consists of a number of ones from the right. The mask size is determined by this constant:</text:p>
      <text:p text:style-name="P9"><text:span text:style-name="T12">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9">Note that the driver will not re-attempt the transmission for as long as the backoff timer remains nonzero. <text:s/>The backoff timer will be reset after a successful packet reception using the mask described by this constant:</text:p>
      <text:p text:style-name="P9"><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9"><text:soft-page-break/>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9">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12">The backoff timer can be set explicitly by the praxis using this (optional) control call:</text:p>
      <text:p text:style-name="P20"><text:tab/><text:span text:style-name="T16">word bckf;</text:span></text:p>
      <text:p text:style-name="P19"><text:tab/>...</text:p>
      <text:p text:style-name="P14"><text:tab/>tcv_control (sfd, PHYSOPT_CAV, &amp;bckf);</text:p>
      <text:p text:style-name="P13">where the value of bckf provides the new setting of the timer in milliseconds. If the last argument of tcv_control is NULL, the driver generates a randomized interval using RADIO_LBT_BACKOFF_EXP for the mask.</text:p>
      <text:p text:style-name="P9">A successful channel assessment is always followed by a transmission. Formally, such a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9"><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3">Note that with RADIO_LBT_MODE = 1 or 2 the driver will keep trying to acquire the channel (backing off at every failed attempt) until it succeeds, using the same preset and fixed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text:p>
      <text:p text:style-name="P13">The specific sensitivity settings used for the first 5 attempts when RADIO_LBT_MODE = 3 are determined by this table:</text:p>
      <text:p text:style-name="P9"><text:tab/><text:span text:style-name="T4">0x59, 0x5A, 0x6B, 0x7D, 0x4F</text:span></text:p>
      <text:p text:style-name="P12"><text:span text:style-name="T13">which lists the values consecutively stored into <text:s/>AGCCTRL1</text:span><text:span text:style-name="T11">. Note that the first entry corresponds to </text:span><text:span text:style-name="T13">RADIO_CC_THRESHOLD</text:span><text:span text:style-name="T11"> = 1 and </text:span><text:span text:style-name="T13">RADIO_CC_THRESHOLD_REL</text:span><text:span text:style-name="T11"> = 1, i.e., the most sensitive setting, while the last one has the largest threshold value for the absolute signal (7) with the relative assessment completely switched off.</text:span></text:p>
      <text:h text:style-name="P29" text:outline-level="2"><text:soft-page-break/>Setting/adjusting the base RF frequency</text:h>
      <text:p text:style-name="P9">The base frequency (the RF frequency of channel zero) is determined by three constants defined (conditionally) in PicOS/cc1100.h:</text:p>
      <text:p text:style-name="P4">#ifndef CC1100_FREQ_FREQ2_VALUE</text:p>
      <text:p text:style-name="P4"><text:tab/>#define CC1100_FREQ_FREQ2_VALUE 0x22</text:p>
      <text:p text:style-name="P4">#endif</text:p>
      <text:p text:style-name="P4"/>
      <text:p text:style-name="P4">#ifndef CC1100_FREQ_FREQ1_VALUE</text:p>
      <text:p text:style-name="P4"><text:tab/>#define CC1100_FREQ_FREQ1_VALUE 0xC4</text:p>
      <text:p text:style-name="P4">#endif</text:p>
      <text:p text:style-name="P4"/>
      <text:p text:style-name="P4">#ifndef CC1100_FREQ_FREQ0_VALUE</text:p>
      <text:p text:style-name="P4"><text:tab/>#define CC1100_FREQ_FREQ0_VALUE 0xEC</text:p>
      <text:p text:style-name="P3">#endif </text:p>
      <text:p text:style-name="P12">The conditions mean that the definitions can be easily overridden by definitions in options.sys (on a per-praxis basis), or board_options.sys (on a per-board basis) should a need arise.</text:p>
      <text:p text:style-name="P12">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4">#define<text:tab/>CC1100_FREQ_FREQ1_VALUE<text:tab/>0xC5</text:p>
      <text:p text:style-name="P3">#define<text:tab/>CC1100_FREQ_FREQ0_VALUE<text:tab/>0xE8</text:p>
      <text:p text:style-name="P6">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29" text:outline-level="2">Wake on radio</text:h>
      <text:p text:style-name="P6">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6">All the discussion of the CC1100 WOR feature in the official technical notes, as well as the (naive) code examples listed there, concern essentially the same scenario where extremely short (one byte) packets are transmitted at a high bit rate, so the entire packet can be received within the tiny listening slot of the complete WOR cycle. For some reason, the authors assume that the primary concern of the user is to keep the cycles synchronized at the communicating nodes, so they go to great pains to show how to accomplish that goal while circumventing three or four bugs in the chip design, which render it virtually impossible. The underlying idea of those case studies is to never exit the WOR mode, assuming that the high regularity of sleep/wakeup cycles is of utmost and primary importance.</text:p>
      <text:p text:style-name="P6">This is clearly quite different from our needs and thus completely useless to us. We would like to be able to transmit spontaneously, possibly after a long period of inactivity, packets of non-trivial length, <text:soft-page-break/>without expecting the receiver to know the exact millisecond of the packet's commencement. In other words, the role of the WOR mechanism in our setting would be to wake up nodes that have been dormant for (possibly) an extended amount of time (e.g., measured in hours), then exchange one or more packets and, at the end of the processing cycle, put the nodes (automatically) back to sleep.</text:p>
      <text:p text:style-name="P6">In our driver, the WOR mode is logically viewed as a special case of switching the receiver off and powering down the chip. Normally, without WOR, a PHYSOPT_RXOFF call switches off the receiver and, if the transmit queue is empty, puts the chip to SLEEP in which mode it is completely unresponsive to RF events. If there remain packets to be transmitted at the moment the RXOFF request is issued, the operation of physically powering down the chip is postponed until the transmit queue becomes empty.</text:p>
      <text:p text:style-name="P6">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6">While in the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7">WOR_EVT0_TIME</text:span> whose default value is 65535 (which also happens to be the maximum). The constant (as well as the remaining constants discussed in this section) can be redefined, e.g., in options.sys. The value is transformed into seconds by this formula:</text:p>
      <text:p text:style-name="P7"><text:tab/><draw:frame draw:style-name="fr1" draw:name="Object6" text:anchor-type="as-char" svg:width="5.888cm" svg:height="0.998cm" draw:z-index="4"><draw:object xlink:href="./Object 6" xlink:type="simple" xlink:show="embed" xlink:actuate="onLoad"/><draw:image xlink:href="./ObjectReplacements/Object 6" xlink:type="simple" xlink:show="embed" xlink:actuate="onLoad"/></draw:frame></text:p>
      <text:p text:style-name="P6">Thus, for the default (and maximum) setting, the cycle length is ca. 1.89 sec. [N.B.: should we decide that it is worthwhile, the cycle length can be increased by resorting to some (messy) parameters which I am not mentioning here.] </text:p>
      <text:p text:style-name="P6">Another parameter of the WOR mode is the duration of the reception period within the cycle. It is described by the constant <text:span text:style-name="T17">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6">Having entered the RX state within a WOR cycle, the chip will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7">WOR_RSSI_THR</text:span> and its default value is 2.</text:p>
      <text:p text:style-name="P6">The required quality of the assessed preamble is described by another constant, <text:span text:style-name="T17">WOR_PQ_THR</text:span>, whose range is 1 through 7 with the default setting of 5. The preamble quality estimator maintains an internal counter which is incremented by one each time a bit is received that is different from the <text:soft-page-break/>previous bit, and decremented by 4 each time the bits are the same. The assessment is positive when the counter reaches 4 * WOR_PQ_THR.</text:p>
      <text:p text:style-name="P6">Yet another constant parameterizing WOR is <text:span text:style-name="T17">WOR_EVT1_TIME</text:span> with the range 0 through 7 and the default setting of 0. Its meaning is somewhat nebulous, except that a larger value wastes more time/energy in the cycle and a smaller value increases the chance that the chip may not be fully ready when the RX slice formally commences. I haven't noticed any problems with 0, but my tests so far have been far from exhaustive.</text:p>
      <text:p text:style-name="P6">Two more parameters refer to the operation of the driver, rather than the behaviour of the chip. They are: </text:p>
      <text:p text:style-name="P6"><text:span text:style-name="T17">RADIO_WOR_IDLE_TIMEOUT</text:span> (default setting 3072, i.e, 3 seconds) giving the number of PicOS milliseconds for the inactivity timeout. In response to a positive preamble assessment, the driver will leave the WOR mode and begin listening for packets (in a more or less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tate.</text:p>
      <text:p text:style-name="P6"><text:span text:style-name="T17">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6">The idea is quite straightforward. When the driver sees an urgent outgoing packet it will precede its transmission with an extra long preambl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6">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I think I should make sure that the waking preambles are always issued with LBT mode 2, even if mode 3 happens to be the compiled option. </text:p>
      <text:p text:style-name="P6">When bit 5 (0x20) of RADIO_OPTIONS is set, the driver provides an extra physopt call, PHYSOPT_SETPARAMS, whereby the praxis can dynamically redefine all the parameters of WOR listed above. The argument is a 7-byte array whose consecutive bytes have this meaning:</text:p>
      <text:list xml:id="list8896892201784514771" text:style-name="L2">
        <text:list-item>
          <text:p text:style-name="P25">RADIO_WOR_PREAMBLE_TIME <text:s/>rounded to full seconds (e.g., 5 → 5120)</text:p>
        </text:list-item>
      </text:list>
      <text:list xml:id="list2931914219773303245" text:style-name="L3">
        <text:list-item>
          <text:p text:style-name="P26">RADIO_WOR_IDLE_TIMEOUT rounded to full seconds.</text:p>
        </text:list-item>
        <text:list-item>
          <text:p text:style-name="P26">WOR_EVT0_TIME</text:p>
        </text:list-item>
        <text:list-item>
          <text:p text:style-name="P26">WOR_RX_TIME</text:p>
        </text:list-item>
        <text:list-item>
          <text:p text:style-name="P26">WOR_PQ_THR</text:p>
        </text:list-item>
        <text:list-item>
          <text:p text:style-name="P26">WOR_RSSI_THR</text:p>
        </text:list-item>
        <text:list-item>
          <text:p text:style-name="P24">WOR_EVT1_TIME</text:p>
        </text:list-item>
      </text:list>
      <text:p text:style-name="P8">Note: the WOR mode doesn't work (yet) on CC4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3-09T18:07:36.74</dc:date>
    <meta:editing-duration>P2DT12H2M15S</meta:editing-duration>
    <meta:editing-cycles>167</meta:editing-cycles>
    <meta:generator>OpenOffice.org/3.4.1$Win32 OpenOffice.org_project/341m1$Build-9593</meta:generator>
    <dc:creator>Pawel Gburzynski</dc:creator>
    <meta:document-statistic meta:table-count="0" meta:image-count="0" meta:object-count="6" meta:page-count="12" meta:paragraph-count="183" meta:word-count="6512" meta:character-count="39784"/>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